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f9c" officeooo:paragraph-rsid="0005c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1:14:59.377479646</meta:creation-date>
    <dc:date>2025-04-22T11:15:50.322992161</dc:date>
    <meta:editing-duration>PT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